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07eb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a07eb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text-properties fo:font-weight="bold" officeooo:paragraph-rsid="001a07eb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paragraph-rsid="001a07eb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paragraph-rsid="001a07eb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a07eb" officeooo:paragraph-rsid="001a07eb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In computer security, ……………………. means that computer<text:line-break/>system assets can be modified only by authorized parities.</text:p>
      <text:p text:style-name="P1">A) Confidentiality</text:p>
      <text:p text:style-name="P6">B) Integrity</text:p>
      <text:p text:style-name="Standard">C) Availability</text:p>
      <text:p text:style-name="Standard">D) Authenticity</text:p>
      <text:p text:style-name="P1">2. In computer security, …………………….. means that the<text:line-break/>information in a computer system only be accessible for reading by authorized<text:line-break/>parities.</text:p>
      <text:p text:style-name="P1"><text:span text:style-name="T1">A) Confidentiality</text:span> </text:p>
      <text:p text:style-name="Standard">B) Integrity</text:p>
      <text:p text:style-name="Standard">C) Availability</text:p>
      <text:p text:style-name="P2">D) Authenticity</text:p>
      <text:p text:style-name="P3"><text:bookmark text:name="more"/>3. The type of threats on the security of a computer system<text:line-break/>or network are ……………………..</text:p>
      <text:p text:style-name="P4">i) Interruption</text:p>
      <text:p text:style-name="P4">ii)Interception </text:p>
      <text:p text:style-name="P4">iii)Modification</text:p>
      <text:p text:style-name="P4">iv) Creation</text:p>
      <text:p text:style-name="P4">v)Fabrication</text:p>
      <text:p text:style-name="P3">A) i, ii, iii and iv only</text:p>
      <text:p text:style-name="P4">B) ii, iii, iv and v only </text:p>
      <text:p text:style-name="P7">C) i, ii, iii and v only</text:p>
      <text:p text:style-name="P3">D) All i, ii, iii, iv and v</text:p>
      <text:p text:style-name="P3">4. Which of the following is independent malicious program<text:line-break/>that need not any host program?</text:p>
      <text:p text:style-name="P3">A) Trap doors</text:p>
      <text:p text:style-name="P3">B) Trojan horse</text:p>
      <text:p text:style-name="P3">C) Virus</text:p>
      <text:p text:style-name="P8">D) Worm</text:p>
      <text:p text:style-name="P3">5. The ……….. is code that recognizes some special sequence<text:line-break/>of input or is triggered by being run from a certain user ID of by unlikely<text:line-break/>sequence of events.</text:p>
      <text:p text:style-name="P8">A) Trap doors</text:p>
      <text:p text:style-name="P3">B) Trojan horse</text:p>
      <text:p text:style-name="P3">C) Logic Bomb</text:p>
      <text:p text:style-name="P3">D) Virus</text:p>
      <text:p text:style-name="P3">6. The …………….. is code embedded in some legitimate program<text:line-break/>that is set to “explode” when certain conditions are met.</text:p>
      <text:p text:style-name="P3">A) Trap doors</text:p>
      <text:p text:style-name="P3">B) Trojan horse</text:p>
      <text:p text:style-name="P8">C) Logic Bomb</text:p>
      <text:p text:style-name="P3">D) Virus</text:p>
      <text:p text:style-name="P3"/>
      <text:p text:style-name="P3"><text:soft-page-break/>7. Which of the following malicious program do not replicate<text:line-break/>automatically?</text:p>
      <text:p text:style-name="P8">A) Trojan Horse</text:p>
      <text:p text:style-name="P3">B) Virus</text:p>
      <text:p text:style-name="P3">C) Worm</text:p>
      <text:p text:style-name="P3">D) Zombie</text:p>
      <text:p text:style-name="P3">8. …………… programs can be used to accomplish functions<text:line-break/>indirectly that an unauthorized user could not accomplish directly.</text:p>
      <text:p text:style-name="P3">A) Zombie</text:p>
      <text:p text:style-name="P3">B) Worm</text:p>
      <text:p text:style-name="P9">C) Trojan Horses</text:p>
      <text:p text:style-name="P3">D) Logic Bomb</text:p>
      <text:p text:style-name="P3">9. State whether true of false.</text:p>
      <text:p text:style-name="P3">i) A worm mails a copy of itself to other systems.</text:p>
      <text:p text:style-name="P3">ii) A worm executes a copy of itself on another system.</text:p>
      <text:p text:style-name="P3">A) True, False</text:p>
      <text:p text:style-name="P3">B) False, True</text:p>
      <text:p text:style-name="P8">C) True, True</text:p>
      <text:p text:style-name="P3">D) False, False</text:p>
      <text:p text:style-name="P3">10. A ………….. is a program that can infect other programs by<text:line-break/>modifying them.</text:p>
      <text:p text:style-name="P3">A) Worm</text:p>
      <text:p text:style-name="P8">B) Virus</text:p>
      <text:p text:style-name="P3">C) Zombie</text:p>
      <text:p text:style-name="P3">D) Trap doo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13:58.452006464</meta:creation-date>
    <dc:date>2018-11-28T17:50:05.287290755</dc:date>
    <meta:editing-duration>PT27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313" meta:character-count="1716" meta:non-whitespace-character-count="1457"/>
  </office:meta>
</office:document-meta>
</file>